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0000ff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style:text-position="sub 80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style:text-position="super 60%"/>
    </style:style>
    <style:style style:name="T4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4cm" svg:y1="0.9cm" svg:x2="4cm" svg:y2="18.7cm">
          <text:p/>
        </draw:line>
        <draw:line draw:style-name="gr2" draw:text-style-name="P1" draw:layer="layout" svg:x1="4cm" svg:y1="18.7cm" svg:x2="24.8cm" svg:y2="18.7cm">
          <text:p/>
        </draw:line>
        <draw:frame draw:style-name="gr3" draw:text-style-name="P2" draw:layer="layout" svg:width="1.162cm" svg:height="1.195cm" svg:x="1.7cm" svg:y="1.5cm">
          <draw:text-box>
            <text:p text:style-name="P2">G</text:p>
          </draw:text-box>
        </draw:frame>
        <draw:frame draw:style-name="gr3" draw:text-style-name="P3" draw:layer="layout" svg:width="1.04cm" svg:height="1.517cm" svg:x="24.8cm" svg:y="18.7cm">
          <draw:text-box>
            <text:p text:style-name="P3"><text:span text:style-name="T1">ε</text:span></text:p>
          </draw:text-box>
        </draw:frame>
        <draw:frame draw:style-name="gr3" draw:text-style-name="P4" draw:layer="layout" svg:width="1.344cm" svg:height="1.42cm" svg:x="13.3cm" svg:y="18.9cm">
          <draw:text-box>
            <text:p text:style-name="P4"><text:span text:style-name="T1">ε</text:span><text:span text:style-name="T2">e</text:span></text:p>
          </draw:text-box>
        </draw:frame>
        <draw:path draw:style-name="gr4" draw:text-style-name="P1" draw:layer="layout" svg:width="14.383cm" svg:height="13.412cm" draw:transform="skewX (0.101054563690472) rotate (-1.31039320239734) translate (20.4113827271209cm 1.11681830439618cm)" svg:viewBox="0 0 14384 13413" svg:d="m0 13413c31696 1 1121-13413 1121-13413">
          <text:p/>
        </draw:path>
        <draw:line draw:style-name="gr5" draw:text-style-name="P1" draw:layer="layout" svg:x1="16.4cm" svg:y1="16.6cm" svg:x2="11.4cm" svg:y2="16.6cm">
          <text:p/>
        </draw:line>
        <draw:line draw:style-name="gr6" draw:text-style-name="P1" draw:layer="layout" svg:x1="14cm" svg:y1="16.6cm" svg:x2="14cm" svg:y2="18.7cm">
          <text:p/>
        </draw:line>
        <draw:frame draw:style-name="gr3" draw:text-style-name="P4" draw:layer="layout" svg:width="4.68cm" svg:height="1.454cm" svg:x="16.92cm" svg:y="15.8cm">
          <draw:text-box>
            <text:p text:style-name="P4">(dG<text:span text:style-name="T3">t</text:span>)<text:span text:style-name="T4">T,P</text:span>=0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1-16T10:31:59</meta:creation-date>
    <dc:date>2014-11-16T10:42:03</dc:date>
    <dc:creator>Jeff Gomes</dc:creator>
    <meta:editing-duration>P0D</meta:editing-duration>
    <meta:editing-cycles>1</meta:editing-cycles>
    <meta:document-statistic meta:object-count="32"/>
    <meta:generator>LibreOffice/3.5$Linux_X86_64 LibreOffice_project/350m1$Build-2</meta:generator>
  </office:meta>
</office:document-meta>
</file>